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.46pt"/>
    </style:style>
    <style:style style:name="co2" style:family="table-column">
      <style:table-column-properties fo:break-before="auto" style:column-width="92.49pt"/>
    </style:style>
    <style:style style:name="co3" style:family="table-column">
      <style:table-column-properties fo:break-before="auto" style:column-width="7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rounds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In second</text:p>
          </table:table-cell>
        </table:table-row>
        <table:table-row table:style-name="ro1">
          <table:table-cell office:value-type="string" calcext:value-type="string">
            <text:p>1<text:span text:style-name="T1">st  </text:span></text:p>
          </table:table-cell>
          <table:table-cell office:value-type="float" office:value="852.08608616" calcext:value-type="float">
            <text:p>852.0860861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float" office:value="852.851117573" calcext:value-type="float">
            <text:p>852.85111757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float" office:value="866.62166079" calcext:value-type="float">
            <text:p>866.6216607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float" office:value="841.839096854" calcext:value-type="float">
            <text:p>841.83909685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5<text:span text:style-name="T1">th</text:span></text:p>
          </table:table-cell>
          <table:table-cell office:value-type="float" office:value="870.891680057" calcext:value-type="float">
            <text:p>870.89168005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6<text:span text:style-name="T1">th</text:span></text:p>
          </table:table-cell>
          <table:table-cell office:value-type="float" office:value="825.242112556" calcext:value-type="float">
            <text:p>825.24211255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7<text:span text:style-name="T1">th</text:span></text:p>
          </table:table-cell>
          <table:table-cell office:value-type="float" office:value="864.673123279" calcext:value-type="float">
            <text:p>864.67312327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8<text:span text:style-name="T1">th</text:span></text:p>
          </table:table-cell>
          <table:table-cell office:value-type="float" office:value="877.859196113" calcext:value-type="float">
            <text:p>877.85919611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<text:span text:style-name="T1">th</text:span></text:p>
          </table:table-cell>
          <table:table-cell office:value-type="float" office:value="871.069347481" calcext:value-type="float">
            <text:p>871.06934748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10<text:span text:style-name="T1">th</text:span></text:p>
          </table:table-cell>
          <table:table-cell office:value-type="float" office:value="854.746969314" calcext:value-type="float">
            <text:p>854.74696931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Total sum in second:</text:p>
          </table:table-cell>
          <table:table-cell table:formula="of:=SUM([.B2:.B11])" office:value-type="float" office:value="8577.880390177" calcext:value-type="float">
            <text:p>8577.880390177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office:value-type="string" calcext:value-type="string">
            <text:p>Mean time taken to crack password:</text:p>
          </table:table-cell>
          <table:table-cell table:formula="of:=SUM([.B2:.B11])/10" office:value-type="float" office:value="857.7880390177" calcext:value-type="float">
            <text:p>857.788039017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ean time in minute:</text:p>
          </table:table-cell>
          <table:table-cell table:formula="of:=SUM([.B2:.B11])/600" office:value-type="float" office:value="14.2964673169617" calcext:value-type="float">
            <text:p>14.2964673169617</text:p>
          </table:table-cell>
          <table:table-cell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8:30:24.735441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7:04:28.959670080</meta:creation-date>
    <dc:date>2018-12-24T18:32:14.966265891</dc:date>
    <meta:editing-duration>PT43M58S</meta:editing-duration>
    <meta:editing-cycles>9</meta:editing-cycles>
    <meta:generator>LibreOffice/6.0.6.2$Linux_X86_64 LibreOffice_project/00m0$Build-2</meta:generator>
    <meta:document-statistic meta:table-count="1" meta:cell-count="42" meta:object-count="0"/>
  </office:meta>
</office:document-meta>
</file>